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Arial1" svg:font-family="Arial, 'Lucida Grande', sans-serif"/>
    <style:font-face style:name="OpenSymbol" svg:font-family="OpenSymbol"/>
    <style:font-face style:name="DejaVu Sans1" svg:font-family="'DejaVu Sans', 'MS Gothic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174in" table:align="left" style:writing-mode="lr-tb"/>
    </style:style>
    <style:style style:name="Table1.A" style:family="table-column">
      <style:table-column-properties style:column-width="0.9396in"/>
    </style:style>
    <style:style style:name="Table1.B" style:family="table-column">
      <style:table-column-properties style:column-width="0.9264in"/>
    </style:style>
    <style:style style:name="Table1.C" style:family="table-column">
      <style:table-column-properties style:column-width="4.651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cccc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ccc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2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0.5208in" style:rel-column-width="750*"/>
    </style:style>
    <style:style style:name="Table2.B" style:family="table-column">
      <style:table-column-properties style:column-width="0.7188in" style:rel-column-width="1035*"/>
    </style:style>
    <style:style style:name="Table2.C" style:family="table-column">
      <style:table-column-properties style:column-width="0.75in" style:rel-column-width="1080*"/>
    </style:style>
    <style:style style:name="Table2.D" style:family="table-column">
      <style:table-column-properties style:column-width="0.5521in" style:rel-column-width="795*"/>
    </style:style>
    <style:style style:name="Table2.E" style:family="table-column">
      <style:table-column-properties style:column-width="1.4063in" style:rel-column-width="2025*"/>
    </style:style>
    <style:style style:name="Table2.F" style:family="table-column">
      <style:table-column-properties style:column-width="1.1042in" style:rel-column-width="1590*"/>
    </style:style>
    <style:style style:name="Table2.G" style:family="table-column">
      <style:table-column-properties style:column-width="0.6354in" style:rel-column-width="915*"/>
    </style:style>
    <style:style style:name="Table2.H" style:family="table-column">
      <style:table-column-properties style:column-width="0.8125in" style:rel-column-width="117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8" style:family="paragraph" style:parent-style-name="Standard"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name-complex="宋体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P12" style:family="paragraph" style:parent-style-name="Standard" style:master-page-name="Standard">
      <style:paragraph-properties fo:text-align="justify" style:justify-single-word="false" style:page-number="1"/>
      <style:text-properties fo:font-size="32pt" fo:font-weight="bold" style:font-size-asian="32pt" style:font-weight-asian="bold" style:font-size-complex="32pt"/>
    </style:style>
    <style:style style:name="P13" style:family="paragraph" style:parent-style-name="Standard" style:master-page-name="Convert_20_1">
      <style:paragraph-properties fo:text-align="center" style:justify-single-word="false" style:page-number="auto"/>
      <style:text-properties fo:font-weight="bold" style:font-weight-asian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L1">
      <style:paragraph-properties fo:text-align="justify" style:justify-single-word="false"/>
    </style:style>
    <style:style style:name="P16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20" style:family="paragraph" style:parent-style-name="Standard" style:list-style-name="WW8Num4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21" style:family="paragraph" style:parent-style-name="Standard" style:list-style-name="L4"/>
    <style:style style:name="P22" style:family="paragraph" style:parent-style-name="Standard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font-name="FreeSans" fo:font-size="12pt" fo:font-weight="normal" style:font-name-asian="FreeSans" style:font-size-asian="12pt" style:font-weight-asian="normal" style:font-size-complex="12pt" style:font-weight-complex="normal" fo:hyphenate="false" fo:hyphenation-remain-char-count="2" fo:hyphenation-push-char-count="2"/>
    </style:style>
    <style:style style:name="P23" style:family="paragraph" style:parent-style-name="Heading_20_1" style:master-page-name="Convert_20_2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24" style:family="paragraph" style:parent-style-name="Heading_20_1" style:master-page-name="Convert_20_3">
      <style:paragraph-properties fo:margin-left="0in" fo:margin-right="0in" fo:text-indent="0in" style:auto-text-indent="false" style:page-number="1"/>
      <style:text-properties style:font-name="FreeSans" fo:font-weight="normal" style:font-name-asian="FreeSans" style:font-weight-asian="normal" style:font-weight-complex="normal"/>
    </style:style>
    <style:style style:name="P25" style:family="paragraph" style:parent-style-name="Heading_20_1" style:master-page-name="Convert_20_4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26" style:family="paragraph" style:parent-style-name="Heading_20_1" style:master-page-name="Convert_20_5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27" style:family="paragraph" style:parent-style-name="Heading_20_1" style:master-page-name="Convert_20_6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28" style:family="paragraph" style:parent-style-name="Heading_20_1" style:master-page-name="Convert_20_7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29" style:family="paragraph" style:parent-style-name="bullet" style:list-style-name="WW8Num3"/>
    <style:style style:name="P30" style:family="paragraph" style:parent-style-name="bullet" style:list-style-name="WW8Num3">
      <style:paragraph-properties fo:text-align="start" style:justify-single-word="fals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31" style:family="paragraph" style:parent-style-name="bullet" style:list-style-name="WW8Num3">
      <style:paragraph-properties fo:text-align="justify" style:justify-single-word="false" fo:orphans="2" fo:widows="2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P32" style:family="paragraph" style:parent-style-name="bullet" style:list-style-name="L6">
      <style:paragraph-properties fo:text-align="justify" style:justify-single-word="false" fo:orphans="2" fo:widows="2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P33" style:family="paragraph" style:parent-style-name="bullet" style:list-style-name="WW8Num3">
      <style:paragraph-properties fo:text-align="justify" style:justify-single-word="false" fo:orphans="2" fo:widows="2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font-weight-complex="normal"/>
    </style:style>
    <style:style style:name="P34" style:family="paragraph" style:parent-style-name="Heading_20_2">
      <style:text-properties style:font-name="FreeSans" fo:font-weight="normal" style:font-name-asian="FreeSans" style:font-weight-asian="normal" style:font-weight-complex="normal"/>
    </style:style>
    <style:style style:name="P35" style:family="paragraph" style:parent-style-name="Heading_20_2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36" style:family="paragraph" style:parent-style-name="Heading_20_2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FreeSans" fo:language="en" fo:country="US" fo:font-weight="normal" style:letter-kerning="true" style:font-name-asian="FreeSans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/>
    </style:style>
    <style:style style:name="P37" style:family="paragraph" style:parent-style-name="Heading_20_2">
      <style:paragraph-properties fo:margin-left="0.5in" fo:margin-right="0in" fo:text-align="justify" style:justify-single-word="false" fo:text-indent="-0.5in" style:auto-text-indent="false"/>
      <style:text-properties style:font-name="FreeSans" fo:font-weight="normal" style:font-name-asian="FreeSans" style:font-weight-asian="normal" style:font-weight-complex="normal"/>
    </style:style>
    <style:style style:name="P38" style:family="paragraph" style:parent-style-name="Heading_20_3">
      <style:text-properties style:font-name="FreeSans" fo:font-weight="normal" style:font-name-asian="FreeSans" style:font-weight-asian="normal" style:font-weight-complex="normal"/>
    </style:style>
    <style:style style:name="P39" style:family="paragraph" style:parent-style-name="Heading_20_3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40" style:family="paragraph" style:parent-style-name="Heading_20_3">
      <style:text-properties fo:font-weight="normal" style:font-weight-asian="normal" style:font-weight-complex="normal"/>
    </style:style>
    <style:style style:name="P41" style:family="paragraph" style:parent-style-name="Table_20_Contents">
      <style:paragraph-properties fo:text-align="justify" style:justify-single-word="false"/>
    </style:style>
    <style:style style:name="P4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language-asian="zh" style:country-asian="CN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language-asian="zh" style:country-asian="CN"/>
    </style:style>
    <style:style style:name="T4" style:family="text">
      <style:text-properties style:font-name="FreeSans"/>
    </style:style>
    <style:style style:name="T5" style:family="text">
      <style:text-properties style:font-name="FreeSans" fo:font-weight="normal" style:font-name-asian="FreeSans" style:font-weight-asian="normal" style:font-weight-complex="normal"/>
    </style:style>
    <style:style style:name="T6" style:family="text">
      <style:text-properties fo:font-variant="normal" fo:text-transform="none" fo:color="#000000" fo:letter-spacing="normal" style:font-name-asian="Arial1" style:font-size-asian="12pt" style:language-asian="zh" style:country-asian="CN" style:font-style-asian="normal" style:font-weight-asian="normal"/>
    </style:style>
    <style:style style:name="T7" style:family="text">
      <style:text-properties fo:font-variant="normal" fo:text-transform="none" fo:color="#000000" style:font-name="FreeSans" fo:letter-spacing="normal" fo:font-weight="normal" style:font-name-asian="Arial1" style:font-size-asian="12pt" style:language-asian="zh" style:country-asian="CN" style:font-style-asian="normal" style:font-weight-asian="normal" style:font-weight-complex="normal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language-complex="ar" style:country-complex="SA"/>
    </style:style>
    <style:style style:name="T11" style:family="text">
      <style:text-properties fo:font-weight="normal"/>
    </style:style>
    <style:style style:name="T12" style:family="text">
      <style:text-properties style:font-name-asian="FreeSans"/>
    </style:style>
    <style:style style:name="T13" style:family="text">
      <style:text-properties style:font-weight-asian="normal"/>
    </style:style>
    <style:style style:name="T14" style:family="text">
      <style:text-properties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size-complex="12pt"/>
    </style:style>
    <style:style style:name="T17" style:family="text">
      <style:text-properties style:use-window-font-color="true"/>
    </style:style>
    <style:style style:name="T18" style:family="text">
      <style:text-properties fo:language="en" fo:country="US"/>
    </style:style>
    <style:style style:name="T19" style:family="text">
      <style:text-properties style:letter-kerning="true"/>
    </style:style>
    <style:style style:name="T20" style:family="text">
      <style:text-properties style:font-name-complex="DejaVu Sans1"/>
    </style:style>
    <style:style style:name="T21" style:family="text">
      <style:text-properties style:language-complex="hi" style:country-complex="I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IREMENT DOCUMENT</text:p>
      <text:p text:style-name="P4"/>
      <text:p text:style-name="P4">Project<text:tab/>: </text:p>
      <text:p text:style-name="P4">Data<text:tab/><text:tab/>: 2011-3-2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Release No.</text:p>
          </table:table-cell>
          <table:table-cell table:style-name="Table1.A1" office:value-type="string">
            <text:p text:style-name="P3">Date</text:p>
          </table:table-cell>
          <table:table-cell table:style-name="Table1.C1" office:value-type="string">
            <text:p text:style-name="P3">Revision Description</text:p>
          </table:table-cell>
        </table:table-row>
        <table:table-row table:style-name="Table1.1">
          <table:table-cell table:style-name="Table1.A2" office:value-type="string">
            <text:p text:style-name="P2">Rev. 0</text:p>
          </table:table-cell>
          <table:table-cell table:style-name="Table1.B2" office:value-type="date" office:date-value="2011-03-24">
            <text:p text:style-name="P2">03/24/11</text:p>
          </table:table-cell>
          <table:table-cell table:style-name="Table1.C2" office:value-type="string">
            <text:p text:style-name="P2">项目总体信息，产品原型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3">REQUIREMENTS DOCUMENT</text:p>
      <text:p text:style-name="P4"/>
      <text:p text:style-name="P5">TABLE OF CONTENTS</text:p>
      <text:p text:style-name="P1"/>
      <text:p text:style-name="P6">Page #</text:p>
      <text:p text:style-name="P1"/>
      <text:h text:style-name="P23" text:outline-level="1">1.<text:tab/><text:span text:style-name="T1">项目总体信息</text:span></text:h>
      <text:h text:style-name="P36" text:outline-level="2">1.1<text:tab/><text:tab/><text:span text:style-name="T1">总体目标</text:span></text:h>
      <text:p text:style-name="P7">项目目标是<text:span text:style-name="T9">制作一个包含所有开源项目各版本的文档和源代码的资料</text:span>，用户可以检索这个数据库，得到自己需要的<text:span text:style-name="T9">帮助内容和代码片段</text:span>。当数据足够丰富时，以插件的方式将这个服务提供给其他使用者，或是作为商品出售给需要的IT公司。</text:p>
      <text:h text:style-name="P35" text:outline-level="2">1.2<text:tab/><text:tab/><text:span text:style-name="T1">项目参考</text:span></text:h>
      <text:list xml:id="list184724026" text:style-name="WW8Num3">
        <text:list-item>
          <text:p text:style-name="P30"/>
        </text:list-item>
        <text:list-item>
          <text:p text:style-name="P29"><text:span text:style-name="Internet_20_link"><text:span text:style-name="T5"/></text:span></text:p>
        </text:list-item>
      </text:list>
      <text:h text:style-name="P37" text:outline-level="2">1.3<text:tab/><text:tab/><text:span text:style-name="T1">文档说明</text:span></text:h>
      <text:p text:style-name="P8">pass</text:p>
      <text:h text:style-name="P34" text:outline-level="2">1.4<text:tab/><text:tab/><text:span text:style-name="T1">人员联系表</text:span></text:h>
      <text:h text:style-name="P38" text:outline-level="3">1.4.1<text:tab/><text:tab/><text:span text:style-name="T1">直接关系人</text:span></text:h>
      <text:p text:style-name="P9">项目发起人：</text:p>
      <text:list xml:id="list1998703947" text:style-name="L1">
        <text:list-item>
          <text:p text:style-name="P15"><text:span text:style-name="T6">张成</text:span><text:span text:style-name="T7">，E-mail:</text:span><text:a xlink:type="simple" xlink:href="mailto:zhangcheng@cn-acg.com">zhangcheng@cn-acg.com</text:a><text:span text:style-name="T7">，手机：</text:span><text:span text:style-name="T8">13466757512</text:span></text:p>
        </text:list-item>
      </text:list>
      <text:p text:style-name="P11"/>
      <text:p text:style-name="P11">项目参与人：</text:p>
      <text:list xml:id="list1937666099" text:style-name="L2">
        <text:list-item>
          <text:p text:style-name="P16"/>
        </text:list-item>
      </text:list>
      <text:h text:style-name="P39" text:outline-level="3">1.4.2<text:tab/><text:span text:style-name="T1">间接关系人</text:span></text:h>
      <text:p text:style-name="P9">Pass</text:p>
      <text:h text:style-name="P24" text:outline-level="1" text:is-list-header="true">2.<text:tab/><text:span text:style-name="T1">项目详细描述</text:span></text:h>
      <text:h text:style-name="P35" text:outline-level="2">2.1<text:tab/><text:tab/>当前<text:span text:style-name="T1">项目目标</text:span></text:h>
      <text:p text:style-name="P10">Pass现阶段和项目总体目标一致</text:p>
      <text:h text:style-name="P35" text:outline-level="2">2.2<text:tab/><text:tab/>项目功能模块</text:h>
      <text:h text:style-name="P35" text:outline-level="2"><text:span text:style-name="T15">类似各种开源项目的Docment，主要包括：</text:span></text:h>
      <text:list xml:id="list2141632236" text:continue-list="list184724026" text:style-name="WW8Num3">
        <text:list-item>
          <text:p text:style-name="P31">搜索模块</text:p>
        </text:list-item>
      </text:list>
      <text:list xml:id="list2133311209" text:style-name="L6">
        <text:list-item>
          <text:p text:style-name="P32">对文档的和源代码的检索；</text:p>
        </text:list-item>
        <text:list-item>
          <text:p text:style-name="P32">灵活的在各版本文档和源代码之间切换；</text:p>
        </text:list-item>
        <text:list-item>
          <text:p text:style-name="P32">排除干扰，不会看到和自己项目无关的其他开源项目信息；</text:p>
        </text:list-item>
      </text:list>
      <text:list xml:id="list2157913946" text:continue-list="list2141632236" text:style-name="WW8Num3">
        <text:list-item>
          <text:p text:style-name="P33"><text:span text:style-name="T10"/></text:p>
        </text:list-item>
      </text:list>
      <text:h text:style-name="P36" text:outline-level="2">2.3<text:tab/><text:tab/>项目需求</text:h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43">编号</text:p>
          </table:table-cell>
          <table:table-cell table:style-name="Table2.A1" office:value-type="string">
            <text:p text:style-name="P43">提交人</text:p>
          </table:table-cell>
          <table:table-cell table:style-name="Table2.A1" office:value-type="string">
            <text:p text:style-name="P43">时间</text:p>
          </table:table-cell>
          <table:table-cell table:style-name="Table2.A1" office:value-type="string">
            <text:p text:style-name="P43">模块</text:p>
          </table:table-cell>
          <table:table-cell table:style-name="Table2.A1" office:value-type="string">
            <text:p text:style-name="P43">名称</text:p>
          </table:table-cell>
          <table:table-cell table:style-name="Table2.A1" office:value-type="string">
            <text:p text:style-name="P43">描述</text:p>
          </table:table-cell>
          <table:table-cell table:style-name="Table2.A1" office:value-type="string">
            <text:p text:style-name="P43">提出者</text:p>
          </table:table-cell>
          <table:table-cell table:style-name="Table2.H1" office:value-type="string">
            <text:p text:style-name="P43">Bug编号</text:p>
          </table:table-cell>
        </table:table-row>
        <table:table-row>
          <table:table-cell table:style-name="Table2.A2" office:value-type="float" office:value="1">
            <text:p text:style-name="P42">1</text:p>
          </table:table-cell>
          <table:table-cell table:style-name="Table2.B2" office:value-type="string">
            <text:p text:style-name="P42">王昆</text:p>
          </table:table-cell>
          <table:table-cell table:style-name="Table2.C2" office:value-type="date" office:date-value="2025-11-03">
            <text:p text:style-name="P42">11/03/25</text:p>
          </table:table-cell>
          <table:table-cell table:style-name="Table2.B2" office:value-type="string">
            <text:p text:style-name="P42">搜索</text:p>
          </table:table-cell>
          <table:table-cell table:style-name="Table2.B2" office:value-type="string">
            <text:p text:style-name="P42">搜索框下拉列表</text:p>
          </table:table-cell>
          <table:table-cell table:style-name="Table2.B2" office:value-type="string">
            <text:p text:style-name="P42">用户在搜索框中输入内容时，自动显示下拉提示。下拉提示内容依据项目名称、类型、语言、版本号来分类。</text:p>
          </table:table-cell>
          <table:table-cell table:style-name="Table2.B2" office:value-type="string">
            <text:p text:style-name="P42">王昆</text:p>
          </table:table-cell>
          <table:table-cell table:style-name="Table2.H2" office:value-type="string">
            <text:p text:style-name="P42"/>
          </table:table-cell>
        </table:table-row>
        <table:table-row>
          <table:table-cell table:style-name="Table2.A2" office:value-type="float" office:value="2">
            <text:p text:style-name="P41">2</text:p>
          </table:table-cell>
          <table:table-cell table:style-name="Table2.B2" office:value-type="string">
            <text:p text:style-name="P41"/>
          </table:table-cell>
          <table:table-cell table:style-name="Table2.C2">
            <text:p text:style-name="P41"/>
          </table:table-cell>
          <table:table-cell table:style-name="Table2.B2" office:value-type="string">
            <text:p text:style-name="P41"/>
          </table:table-cell>
          <table:table-cell table:style-name="Table2.B2" office:value-type="string">
            <text:p text:style-name="P41"/>
          </table:table-cell>
          <table:table-cell table:style-name="Table2.B2" office:value-type="string">
            <text:p text:style-name="P41"/>
          </table:table-cell>
          <table:table-cell table:style-name="Table2.B2" office:value-type="string">
            <text:p text:style-name="P41"/>
          </table:table-cell>
          <table:table-cell table:style-name="Table2.H2" office:value-type="string">
            <text:p text:style-name="P41"/>
          </table:table-cell>
        </table:table-row>
      </table:table>
      <text:p text:style-name="P1"><text:span text:style-name="T5"/></text:p>
      <text:p text:style-name="P22"/>
      <text:h text:style-name="P35" text:outline-level="2">2.3<text:tab/><text:tab/><text:span text:style-name="T1">已完成的功能列表</text:span></text:h>
      <text:p text:style-name="P7">Pass</text:p>
      <text:h text:style-name="P36" text:outline-level="2"><text:soft-page-break/>2.4<text:tab/><text:tab/><text:span text:style-name="T1">遭遇的障碍</text:span></text:h>
      <text:h text:style-name="P40" text:outline-level="3">2.4.1<text:tab/>技术性</text:h>
      <text:p text:style-name="P7">Pass</text:p>
      <text:h text:style-name="P40" text:outline-level="3">2.4.2<text:tab/><text:span text:style-name="T1">非技术性</text:span></text:h>
      <text:p text:style-name="P7">Pass</text:p>
      <text:p text:style-name="P7"/>
      <text:h text:style-name="P25" text:outline-level="1">3.<text:tab/>目标用户</text:h>
      <text:h text:style-name="P35" text:outline-level="2">3.1<text:tab/>目标用户特征</text:h>
      <text:p text:style-name="P7">项目主要目标用户具有如下特征</text:p>
      <text:list xml:id="list2022696937" text:style-name="L3">
        <text:list-item>
          <text:p text:style-name="P17">是使用开源项目的工程师；</text:p>
        </text:list-item>
        <text:list-item>
          <text:p text:style-name="P17">没有可以离线阅读的文档或是还没有文档；</text:p>
        </text:list-item>
        <text:list-item>
          <text:p text:style-name="P19">正在开始接触一个新的开源项目，对这个开源还不十分了解。</text:p>
        </text:list-item>
        <text:list-item>
          <text:p text:style-name="P19">对原有文档不满意；</text:p>
        </text:list-item>
      </text:list>
      <text:h text:style-name="P35" text:outline-level="2">3.2<text:tab/>用户原型</text:h>
      <text:p text:style-name="P7"/>
      <text:p text:style-name="P7">小薛是一个Web开发工程师，22岁，男性，在一家做网站外包的公司工作。他的公司使用Joomla作为核心，JS框架是Joomla自带Moontools。最近他们要添加一个新的功能，需要使用Jquery的框架。所以他想用Google搜索了Jquery，希望找到Jquery的源代码下载、文档，大家对它的评价，顺便看看有没有正好符合他需求的Jquery插件。</text:p>
      <text:p text:style-name="P7">小薛经常登录OSCHINA，使用过很多开源项目，有些开源项目因为使用的人不多，所以没有中文版的文档。而且很多文档都是在线的，打开很慢。他喜欢能很方便的进行搜索的文档，比如Django的在线文档，或是格式为chm的php/mysql这类手册。</text:p>
      <text:h text:style-name="P26" text:outline-level="1">4.<text:tab/>产品详细讨论</text:h>
      <text:h text:style-name="P35" text:outline-level="2">4.1<text:tab/><text:tab/>产品原则</text:h>
      <text:p text:style-name="P7">由项目信息和目标用户整理出以下商品原则——</text:p>
      <text:list xml:id="list1148351180" text:style-name="WW8Num4">
        <text:list-item>
          <text:p text:style-name="P20">它是搜索形式的；</text:p>
        </text:list-item>
        <text:list-item>
          <text:p text:style-name="P20">用户可以很方便的查看任意版本的文档；</text:p>
        </text:list-item>
        <text:list-item>
          <text:p text:style-name="P20"/>
        </text:list-item>
      </text:list>
      <text:h text:style-name="P39" text:outline-level="3"><text:span text:style-name="T2">4.</text:span><text:span text:style-name="T3">2<text:tab/>产品原型</text:span></text:h>
      <text:p text:style-name="P7">页面使用搜索的形式，提供单一搜索框作为入口</text:p>
      <text:p text:style-name="P1"/>
      <text:h text:style-name="Heading_20_2" text:outline-level="2">4.3<text:tab/>产品问题</text:h>
      <text:list xml:id="list1781222475" text:style-name="L4">
        <text:list-item>
          <text:p text:style-name="P21">文档和源代码的冲突部分——同一个搜索内容，在文档中会引用源代码；</text:p>
        </text:list-item>
        <text:list-item>
          <text:p text:style-name="P21">多种开源项目的区分和同种开源项目不同版本的区分——同一个搜索内容，怎么确定用户搜索的具体是那个项目，具体是那个项目的那个版本。</text:p>
        </text:list-item>
        <text:list-item>
          <text:p text:style-name="P21">开源项目不同版本的</text:p>
          <text:p text:style-name="P21"/>
        </text:list-item>
      </text:list>
      <text:h text:style-name="P27" text:outline-level="1">5.<text:tab/>情景描述</text:h>
      <text:h text:style-name="P35" text:outline-level="2">5.1<text:tab/>用户<text:span text:style-name="T1">使用者描述</text:span></text:h>
      <text:p text:style-name="P7">Pass</text:p>
      <text:h text:style-name="P36" text:outline-level="2">5.2<text:tab/>管理员使用描述</text:h>
      <text:p text:style-name="P7">Pass</text:p>
      <text:h text:style-name="P35" text:outline-level="2">5.2<text:tab/><text:span text:style-name="T1">开发者描述</text:span></text:h>
      <text:p text:style-name="P9">当前版本暂不提供。</text:p>
      <text:h text:style-name="P28" text:outline-level="1">6.<text:tab/>时间进度</text:h>
      <text:h text:style-name="P35" text:outline-level="2">6.1<text:tab/><text:span text:style-name="T1">项目日程</text:span></text:h>
      <text:p text:style-name="P8">Pass</text:p>
      <text:h text:style-name="P35" text:outline-level="2">6.2<text:tab/>资源分配</text:h>
      <text:p text:style-name="P7">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Arial1" svg:font-family="Arial, 'Lucida Grande', sans-serif"/>
    <style:font-face style:name="OpenSymbol" svg:font-family="OpenSymbol"/>
    <style:font-face style:name="DejaVu Sans1" svg:font-family="'DejaVu Sans', 'MS Gothic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1665in" fo:margin-bottom="0.0417in" fo:text-indent="-0.5in" style:auto-text-indent="false" fo:keep-with-next="always">
        <style:tab-stops>
          <style:tab-stop style:position="0.5in"/>
        </style:tab-stops>
      </style:paragraph-properties>
      <style:text-properties fo:text-transform="uppercase"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6.5in" style:type="right" style:leader-style="dotted" style:leader-text="."/>
        </style:tab-stops>
      </style:paragraph-properties>
      <style:text-properties fo:font-style="italic" fo:font-weight="bold" style:font-style-asian="italic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0pt" style:font-size-asian="10pt"/>
    </style:style>
    <style:style style:name="bullet" style:family="paragraph" style:parent-style-name="Standard" style:list-style-name="WW8Num2">
      <style:paragraph-properties fo:margin-left="0.5in" fo:margin-right="0in" fo:margin-top="0.0417in" fo:margin-bottom="0.0417in" fo:text-indent="-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默认段落字体" style:family="text"/>
    <style:style style:name="WW8NumSt2z0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i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.1917in" fo:margin-bottom="1.1917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.1917in" fo:margin-bottom="1.1917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7" style:display-name="Convert 7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h </meta:initial-creator>
    <meta:creation-date>2011-03-18T17:24:00</meta:creation-date>
    <dc:creator>Hugh </dc:creator>
    <dc:date>2011-03-25T15:05:16</dc:date>
    <meta:editing-cycles>142</meta:editing-cycles>
    <meta:editing-duration>PT11H20M04S</meta:editing-duration>
    <meta:generator>OpenOffice.org/3.2$Linux OpenOffice.org_project/320m12$Build-9483</meta:generator>
    <meta:document-statistic meta:table-count="2" meta:image-count="0" meta:object-count="0" meta:page-count="13" meta:paragraph-count="91" meta:word-count="550" meta:character-count="1389"/>
    <meta:user-defined meta:name="Info 1"/>
    <meta:user-defined meta:name="Info 2"/>
    <meta:user-defined meta:name="Info 3"/>
    <meta:user-defined meta:name="Info 4"/>
  </office:meta>
</office:document-meta>
</file>